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Consolas" fo:font-size="10.5pt" fo:font-weight="normal" officeooo:paragraph-rsid="000ca683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0ca683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9cdcfe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4ec9b0" loext:opacity="100%" style:font-name="Consolas" fo:font-size="10.5pt" fo:font-weight="normal"/>
    </style:style>
    <style:style style:name="T8" style:family="text">
      <style:text-properties fo:color="#d4d4d4" loext:opacity="100%" style:font-name="Consolas" fo:font-size="10.5pt" fo:font-weight="normal"/>
    </style:style>
    <style:style style:name="T9" style:family="text">
      <style:text-properties fo:color="#ce9178" loext:opacity="100%" style:font-name="Consolas" fo:font-size="10.5pt" fo:font-weight="normal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fo:color="#c586c0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/>
    </style:style>
    <style:style style:name="T14" style:family="text">
      <style:text-properties fo:color="#d7ba7d" loext:opacity="100%" style:font-name="Consolas" fo:font-size="10.5pt" fo:font-weight="normal"/>
    </style:style>
    <style:style style:name="T15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Eres un agente de IA capaz de autodepurarte, mejorar tu código y ejecutar pruebas automatizadas. Utiliza la h<text:span text:style-name="T1">import</text:span><text:span text:style-name="T2"> </text:span><text:span text:style-name="T3">subprocess</text:span></text:p>
      <text:p text:style-name="P2"><text:span text:style-name="T1">import</text:span> <text:span text:style-name="T3">os</text:span></text:p>
      <text:p text:style-name="P2"><text:span text:style-name="T1">from</text:span> <text:span text:style-name="T3">langchain</text:span>.<text:span text:style-name="T3">tools</text:span> <text:span text:style-name="T1">import</text:span> <text:span text:style-name="T3">BaseTool</text:span></text:p>
      <text:p text:style-name="P3"/>
      <text:p text:style-name="P2"><text:span text:style-name="T4">class</text:span> <text:span text:style-name="T3">CodeEditorTool</text:span>(<text:span text:style-name="T3">BaseTool</text:span>):</text:p>
      <text:p text:style-name="P4">    <text:span text:style-name="T5">name</text:span><text:span text:style-name="T6">: </text:span><text:span text:style-name="T7">str</text:span><text:span text:style-name="T6"> </text:span><text:span text:style-name="T8">=</text:span><text:span text:style-name="T6"> </text:span><text:span text:style-name="T9">"Editor de Código"</text:span></text:p>
      <text:p text:style-name="P4">    <text:span text:style-name="T5">description</text:span><text:span text:style-name="T6">: </text:span><text:span text:style-name="T7">str</text:span><text:span text:style-name="T6"> </text:span><text:span text:style-name="T8">=</text:span><text:span text:style-name="T6"> </text:span><text:span text:style-name="T9">"Eres un agente de IA capaz de autodepurarte y mejorar tu código."</text:span></text:p>
      <text:p text:style-name="P3"/>
      <text:p text:style-name="P4">    <text:span text:style-name="T10">def</text:span><text:span text:style-name="T6"> </text:span><text:span text:style-name="T11">_run_tests</text:span><text:span text:style-name="T6">(</text:span><text:span text:style-name="T5">self</text:span><text:span text:style-name="T6">):</text:span></text:p>
      <text:p text:style-name="P4">        <text:span text:style-name="T12">try</text:span><text:span text:style-name="T6">:</text:span></text:p>
      <text:p text:style-name="P4">            <text:span text:style-name="T5">result</text:span><text:span text:style-name="T6"> </text:span><text:span text:style-name="T8">=</text:span><text:span text:style-name="T6"> </text:span><text:span text:style-name="T7">subprocess</text:span><text:span text:style-name="T6">.</text:span><text:span text:style-name="T11">run</text:span><text:span text:style-name="T6">([</text:span><text:span text:style-name="T9">"pytest"</text:span><text:span text:style-name="T6">, </text:span><text:span text:style-name="T9">"tests/test_tools.py"</text:span><text:span text:style-name="T6">], </text:span><text:span text:style-name="T5">capture_output</text:span><text:span text:style-name="T8">=</text:span><text:span text:style-name="T10">True</text:span><text:span text:style-name="T6">, </text:span><text:span text:style-name="T5">text</text:span><text:span text:style-name="T8">=</text:span><text:span text:style-name="T10">True</text:span><text:span text:style-name="T6">, </text:span><text:span text:style-name="T5">check</text:span><text:span text:style-name="T8">=</text:span><text:span text:style-name="T10">True</text:span><text:span text:style-name="T6">)</text:span></text:p>
      <text:p text:style-name="P4">            <text:span text:style-name="T12">return</text:span><text:span text:style-name="T6"> </text:span><text:span text:style-name="T5">result</text:span><text:span text:style-name="T6">.</text:span><text:span text:style-name="T5">stdout</text:span></text:p>
      <text:p text:style-name="P4">        <text:span text:style-name="T12">except</text:span><text:span text:style-name="T6"> </text:span><text:span text:style-name="T7">subprocess</text:span><text:span text:style-name="T6">.</text:span><text:span text:style-name="T7">CalledProcessError</text:span><text:span text:style-name="T6"> </text:span><text:span text:style-name="T12">as</text:span><text:span text:style-name="T6"> </text:span><text:span text:style-name="T5">e</text:span><text:span text:style-name="T6">:</text:span></text:p>
      <text:p text:style-name="P4">            <text:span text:style-name="T12">return</text:span><text:span text:style-name="T6"> </text:span><text:span text:style-name="T10">f</text:span><text:span text:style-name="T9">"Error en las pruebas: </text:span><text:span text:style-name="T10">{</text:span><text:span text:style-name="T5">e</text:span><text:span text:style-name="T6">.</text:span><text:span text:style-name="T5">stderr</text:span><text:span text:style-name="T10">}</text:span><text:span text:style-name="T9">"</text:span></text:p>
      <text:p text:style-name="P3"/>
      <text:p text:style-name="P4">    <text:span text:style-name="T10">def</text:span><text:span text:style-name="T6"> </text:span><text:span text:style-name="T11">_run</text:span><text:span text:style-name="T6">(</text:span><text:span text:style-name="T5">self</text:span><text:span text:style-name="T6">, </text:span><text:span text:style-name="T5">query</text:span><text:span text:style-name="T6">: </text:span><text:span text:style-name="T7">str</text:span><text:span text:style-name="T6">) -&gt; </text:span><text:span text:style-name="T7">str</text:span><text:span text:style-name="T6">:</text:span></text:p>
      <text:p text:style-name="P4">        <text:span text:style-name="T12">try</text:span><text:span text:style-name="T6">:</text:span></text:p>
      <text:p text:style-name="P4">            <text:span text:style-name="T5">filename</text:span><text:span text:style-name="T6">, </text:span><text:span text:style-name="T5">action</text:span><text:span text:style-name="T6">, </text:span><text:span text:style-name="T5">code</text:span><text:span text:style-name="T6"> </text:span><text:span text:style-name="T8">=</text:span><text:span text:style-name="T6"> </text:span><text:span text:style-name="T5">self</text:span><text:span text:style-name="T6">.</text:span><text:span text:style-name="T11">_parse_query</text:span><text:span text:style-name="T6">(</text:span><text:span text:style-name="T5">query</text:span><text:span text:style-name="T6">)</text:span></text:p>
      <text:p text:style-name="P4">            <text:span text:style-name="T12">if</text:span><text:span text:style-name="T6"> </text:span><text:span text:style-name="T5">action</text:span><text:span text:style-name="T6"> </text:span><text:span text:style-name="T8">==</text:span><text:span text:style-name="T6"> </text:span><text:span text:style-name="T9">"leer"</text:span><text:span text:style-name="T6">:</text:span></text:p>
      <text:p text:style-name="P4">                <text:span text:style-name="T12">return</text:span><text:span text:style-name="T6"> </text:span><text:span text:style-name="T5">self</text:span><text:span text:style-name="T6">.</text:span><text:span text:style-name="T11">_read_file</text:span><text:span text:style-name="T6">(</text:span><text:span text:style-name="T5">filename</text:span><text:span text:style-name="T6">)</text:span></text:p>
      <text:p text:style-name="P4">            <text:span text:style-name="T12">elif</text:span><text:span text:style-name="T6"> </text:span><text:span text:style-name="T5">action</text:span><text:span text:style-name="T6"> </text:span><text:span text:style-name="T8">==</text:span><text:span text:style-name="T6"> </text:span><text:span text:style-name="T9">"escribir"</text:span><text:span text:style-name="T6">:</text:span></text:p>
      <text:p text:style-name="P4">                <text:span text:style-name="T12">if</text:span><text:span text:style-name="T6"> </text:span><text:span text:style-name="T5">code</text:span><text:span text:style-name="T6"> </text:span><text:span text:style-name="T10">is</text:span><text:span text:style-name="T6"> </text:span><text:span text:style-name="T10">None</text:span><text:span text:style-name="T6">:</text:span></text:p>
      <text:p text:style-name="P4">                    <text:span text:style-name="T12">return</text:span><text:span text:style-name="T6"> </text:span><text:span text:style-name="T9">"Error: Contenido inválido. Debe estar entre triples comillas."</text:span></text:p>
      <text:p text:style-name="P4">                <text:span text:style-name="T12">return</text:span><text:span text:style-name="T6"> </text:span><text:span text:style-name="T5">self</text:span><text:span text:style-name="T6">.</text:span><text:span text:style-name="T11">_write_file</text:span><text:span text:style-name="T6">(</text:span><text:span text:style-name="T5">filename</text:span><text:span text:style-name="T6">, </text:span><text:span text:style-name="T5">code</text:span><text:span text:style-name="T6">)</text:span></text:p>
      <text:p text:style-name="P4">            <text:span text:style-name="T12">else</text:span><text:span text:style-name="T6">:</text:span></text:p>
      <text:p text:style-name="P4">                <text:span text:style-name="T12">return</text:span><text:span text:style-name="T6"> </text:span><text:span text:style-name="T9">"Acción no válida. Debe ser 'leer' o 'escribir'."</text:span></text:p>
      <text:p text:style-name="P4">        <text:span text:style-name="T12">except</text:span><text:span text:style-name="T6"> </text:span><text:span text:style-name="T7">ValueError</text:span><text:span text:style-name="T6"> </text:span><text:span text:style-name="T12">as</text:span><text:span text:style-name="T6"> </text:span><text:span text:style-name="T5">e</text:span><text:span text:style-name="T6">:</text:span></text:p>
      <text:p text:style-name="P4">            <text:span text:style-name="T12">return</text:span><text:span text:style-name="T6"> </text:span><text:span text:style-name="T10">f</text:span><text:span text:style-name="T9">"Error: </text:span><text:span text:style-name="T10">{</text:span><text:span text:style-name="T5">e</text:span><text:span text:style-name="T10">}</text:span><text:span text:style-name="T9">"</text:span></text:p>
      <text:p text:style-name="P4">        <text:span text:style-name="T12">except</text:span><text:span text:style-name="T6"> </text:span><text:span text:style-name="T7">Exception</text:span><text:span text:style-name="T6"> </text:span><text:span text:style-name="T12">as</text:span><text:span text:style-name="T6"> </text:span><text:span text:style-name="T5">e</text:span><text:span text:style-name="T6">:</text:span></text:p>
      <text:p text:style-name="P4">            <text:span text:style-name="T12">return</text:span><text:span text:style-name="T6"> </text:span><text:span text:style-name="T10">f</text:span><text:span text:style-name="T9">"Error: </text:span><text:span text:style-name="T10">{</text:span><text:span text:style-name="T5">e</text:span><text:span text:style-name="T10">}</text:span><text:span text:style-name="T9">"</text:span></text:p>
      <text:p text:style-name="P3"/>
      <text:p text:style-name="P4">    <text:span text:style-name="T10">async</text:span><text:span text:style-name="T6"> </text:span><text:span text:style-name="T10">def</text:span><text:span text:style-name="T6"> </text:span><text:span text:style-name="T11">_arun</text:span><text:span text:style-name="T6">(</text:span><text:span text:style-name="T5">self</text:span><text:span text:style-name="T6">, </text:span><text:span text:style-name="T5">query</text:span><text:span text:style-name="T6">: </text:span><text:span text:style-name="T7">str</text:span><text:span text:style-name="T6">) -&gt; </text:span><text:span text:style-name="T7">str</text:span><text:span text:style-name="T6">:</text:span></text:p>
      <text:p text:style-name="P4">        <text:span text:style-name="T12">raise</text:span><text:span text:style-name="T6"> </text:span><text:span text:style-name="T7">NotImplementedError</text:span><text:span text:style-name="T6">(</text:span><text:span text:style-name="T9">"No implementado"</text:span><text:span text:style-name="T6">)</text:span></text:p>
      <text:p text:style-name="P3"/>
      <text:p text:style-name="P4">    <text:span text:style-name="T10">def</text:span><text:span text:style-name="T6"> </text:span><text:span text:style-name="T11">_parse_query</text:span><text:span text:style-name="T6">(</text:span><text:span text:style-name="T5">self</text:span><text:span text:style-name="T6">, </text:span><text:span text:style-name="T5">query</text:span><text:span text:style-name="T6">: </text:span><text:span text:style-name="T7">str</text:span><text:span text:style-name="T6">):</text:span></text:p>
      <text:p text:style-name="P4">        <text:span text:style-name="T5">parts</text:span><text:span text:style-name="T6"> </text:span><text:span text:style-name="T8">=</text:span><text:span text:style-name="T6"> </text:span><text:span text:style-name="T5">query</text:span><text:span text:style-name="T6">.</text:span><text:span text:style-name="T11">split</text:span><text:span text:style-name="T6">(</text:span><text:span text:style-name="T9">"```"</text:span><text:span text:style-name="T6">)</text:span></text:p>
      <text:p text:style-name="P4">        <text:span text:style-name="T5">first_line_parts</text:span><text:span text:style-name="T6"> </text:span><text:span text:style-name="T8">=</text:span><text:span text:style-name="T6"> </text:span><text:span text:style-name="T5">parts</text:span><text:span text:style-name="T6">[</text:span><text:span text:style-name="T13">0</text:span><text:span text:style-name="T6">].</text:span><text:span text:style-name="T11">strip</text:span><text:span text:style-name="T6">().</text:span><text:span text:style-name="T11">split</text:span><text:span text:style-name="T6">(</text:span><text:span text:style-name="T9">"</text:span><text:span text:style-name="T14">\n</text:span><text:span text:style-name="T9">"</text:span><text:span text:style-name="T6">)</text:span></text:p>
      <text:p text:style-name="P4">        <text:span text:style-name="T5">filename</text:span><text:span text:style-name="T6"> </text:span><text:span text:style-name="T8">=</text:span><text:span text:style-name="T6"> </text:span><text:span text:style-name="T5">first_line_parts</text:span><text:span text:style-name="T6">[</text:span><text:span text:style-name="T13">0</text:span><text:span text:style-name="T6">].</text:span><text:span text:style-name="T11">strip</text:span><text:span text:style-name="T6">()</text:span></text:p>
      <text:p text:style-name="P4">        <text:span text:style-name="T5">action</text:span><text:span text:style-name="T6"> </text:span><text:span text:style-name="T8">=</text:span><text:span text:style-name="T6"> </text:span><text:span text:style-name="T5">first_line_parts</text:span><text:span text:style-name="T6">[</text:span><text:span text:style-name="T13">1</text:span><text:span text:style-name="T6">].</text:span><text:span text:style-name="T11">strip</text:span><text:span text:style-name="T6">() </text:span><text:span text:style-name="T12">if</text:span><text:span text:style-name="T6"> </text:span><text:span text:style-name="T11">len</text:span><text:span text:style-name="T6">(</text:span><text:span text:style-name="T5">first_line_parts</text:span><text:span text:style-name="T6">) </text:span><text:span text:style-name="T8">&gt;</text:span><text:span text:style-name="T6"> </text:span><text:span text:style-name="T13">1</text:span><text:span text:style-name="T6"> </text:span><text:span text:style-name="T12">else</text:span><text:span text:style-name="T6"> </text:span><text:span text:style-name="T10">None</text:span></text:p>
      <text:p text:style-name="P4">        <text:span text:style-name="T5">code</text:span><text:span text:style-name="T6"> </text:span><text:span text:style-name="T8">=</text:span><text:span text:style-name="T6"> </text:span><text:span text:style-name="T5">parts</text:span><text:span text:style-name="T6">[</text:span><text:span text:style-name="T13">1</text:span><text:span text:style-name="T6">].</text:span><text:span text:style-name="T11">strip</text:span><text:span text:style-name="T6">() </text:span><text:span text:style-name="T12">if</text:span><text:span text:style-name="T6"> </text:span><text:span text:style-name="T11">len</text:span><text:span text:style-name="T6">(</text:span><text:span text:style-name="T5">parts</text:span><text:span text:style-name="T6">) </text:span><text:span text:style-name="T8">&gt;</text:span><text:span text:style-name="T6"> </text:span><text:span text:style-name="T13">1</text:span><text:span text:style-name="T6"> </text:span><text:span text:style-name="T12">else</text:span><text:span text:style-name="T6"> </text:span><text:span text:style-name="T10">None</text:span></text:p>
      <text:p text:style-name="P4">        <text:span text:style-name="T12">return</text:span><text:span text:style-name="T6"> </text:span><text:span text:style-name="T5">filename</text:span><text:span text:style-name="T6">, </text:span><text:span text:style-name="T5">action</text:span><text:span text:style-name="T6">, </text:span><text:span text:style-name="T5">code</text:span></text:p>
      <text:p text:style-name="P3"/>
      <text:p text:style-name="P4">    <text:span text:style-name="T10">def</text:span><text:span text:style-name="T6"> </text:span><text:span text:style-name="T11">_read_file</text:span><text:span text:style-name="T6">(</text:span><text:span text:style-name="T5">self</text:span><text:span text:style-name="T6">, </text:span><text:span text:style-name="T5">filename</text:span><text:span text:style-name="T6">: </text:span><text:span text:style-name="T7">str</text:span><text:span text:style-name="T6">) -&gt; </text:span><text:span text:style-name="T7">str</text:span><text:span text:style-name="T6">:</text:span></text:p>
      <text:p text:style-name="P4">        <text:span text:style-name="T12">try</text:span><text:span text:style-name="T6">:</text:span></text:p>
      <text:p text:style-name="P4">            <text:span text:style-name="T12">with</text:span><text:span text:style-name="T6"> </text:span><text:span text:style-name="T11">open</text:span><text:span text:style-name="T6">(</text:span><text:span text:style-name="T5">filename</text:span><text:span text:style-name="T6">, </text:span><text:span text:style-name="T9">"r"</text:span><text:span text:style-name="T6">) </text:span><text:span text:style-name="T12">as</text:span><text:span text:style-name="T6"> </text:span><text:span text:style-name="T5">f</text:span><text:span text:style-name="T6">:</text:span></text:p>
      <text:p text:style-name="P4">                <text:span text:style-name="T12">return</text:span><text:span text:style-name="T6"> </text:span><text:span text:style-name="T5">f</text:span><text:span text:style-name="T6">.</text:span><text:span text:style-name="T11">read</text:span><text:span text:style-name="T6">()</text:span></text:p>
      <text:p text:style-name="P4">        <text:span text:style-name="T12">except</text:span><text:span text:style-name="T6"> </text:span><text:span text:style-name="T7">FileNotFoundError</text:span><text:span text:style-name="T6">:</text:span></text:p>
      <text:p text:style-name="P4">            <text:span text:style-name="T12">return</text:span><text:span text:style-name="T6"> </text:span><text:span text:style-name="T10">f</text:span><text:span text:style-name="T9">"Archivo no encontrado: </text:span><text:span text:style-name="T10">{</text:span><text:span text:style-name="T5">filename</text:span><text:span text:style-name="T10">}</text:span><text:span text:style-name="T9">"</text:span></text:p>
      <text:p text:style-name="P3"><text:soft-page-break/></text:p>
      <text:p text:style-name="P4">    <text:span text:style-name="T10">def</text:span><text:span text:style-name="T6"> </text:span><text:span text:style-name="T11">_write_file</text:span><text:span text:style-name="T6">(</text:span><text:span text:style-name="T5">self</text:span><text:span text:style-name="T6">, </text:span><text:span text:style-name="T5">filename</text:span><text:span text:style-name="T6">: </text:span><text:span text:style-name="T7">str</text:span><text:span text:style-name="T6">, </text:span><text:span text:style-name="T5">code</text:span><text:span text:style-name="T6">: </text:span><text:span text:style-name="T7">str</text:span><text:span text:style-name="T6">) -&gt; </text:span><text:span text:style-name="T7">str</text:span><text:span text:style-name="T6">:</text:span></text:p>
      <text:p text:style-name="P4">        <text:span text:style-name="T12">try</text:span><text:span text:style-name="T6">:</text:span></text:p>
      <text:p text:style-name="P4">            <text:span text:style-name="T12">with</text:span><text:span text:style-name="T6"> </text:span><text:span text:style-name="T11">open</text:span><text:span text:style-name="T6">(</text:span><text:span text:style-name="T5">filename</text:span><text:span text:style-name="T6">, </text:span><text:span text:style-name="T9">"w"</text:span><text:span text:style-name="T6">) </text:span><text:span text:style-name="T12">as</text:span><text:span text:style-name="T6"> </text:span><text:span text:style-name="T5">f</text:span><text:span text:style-name="T6">:</text:span></text:p>
      <text:p text:style-name="P4">                <text:span text:style-name="T5">f</text:span><text:span text:style-name="T6">.</text:span><text:span text:style-name="T11">write</text:span><text:span text:style-name="T6">(</text:span><text:span text:style-name="T5">code</text:span><text:span text:style-name="T6">)</text:span></text:p>
      <text:p text:style-name="P4">            <text:span text:style-name="T12">return</text:span><text:span text:style-name="T6"> </text:span><text:span text:style-name="T10">f</text:span><text:span text:style-name="T9">"Archivo </text:span><text:span text:style-name="T10">{</text:span><text:span text:style-name="T5">filename</text:span><text:span text:style-name="T10">}</text:span><text:span text:style-name="T9"> modificado correctamente."</text:span></text:p>
      <text:p text:style-name="P4">        <text:span text:style-name="T12">except</text:span><text:span text:style-name="T6"> </text:span><text:span text:style-name="T7">Exception</text:span><text:span text:style-name="T6"> </text:span><text:span text:style-name="T12">as</text:span><text:span text:style-name="T6"> </text:span><text:span text:style-name="T5">e</text:span><text:span text:style-name="T6">:</text:span></text:p>
      <text:p text:style-name="P4">            <text:span text:style-name="T12">return</text:span><text:span text:style-name="T6"> </text:span><text:span text:style-name="T10">f</text:span><text:span text:style-name="T9">"Error al escribir en </text:span><text:span text:style-name="T10">{</text:span><text:span text:style-name="T5">filename</text:span><text:span text:style-name="T10">}</text:span><text:span text:style-name="T9">: </text:span><text:span text:style-name="T10">{</text:span><text:span text:style-name="T5">e</text:span><text:span text:style-name="T10">}</text:span><text:span text:style-name="T9">"</text:span></text:p>
      <text:p text:style-name="P5"><text:span text:style-name="T15">erramienta 'Ejecutor de Pruebas' para ejecutar las pruebas."</text:span>,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3T10:15:02.822782800</meta:creation-date>
    <dc:date>2025-03-13T16:05:58.641201800</dc:date>
    <meta:editing-duration>PT5H19M15S</meta:editing-duration>
    <meta:editing-cycles>1</meta:editing-cycles>
    <meta:document-statistic meta:table-count="0" meta:image-count="0" meta:object-count="0" meta:page-count="2" meta:paragraph-count="50" meta:word-count="237" meta:character-count="2260" meta:non-whitespace-character-count="1629"/>
    <meta:generator>LibreOffice/25.2.0.3$Windows_X86_64 LibreOffice_project/e1cf4a87eb02d755bce1a01209907ea5ddc8f069</meta:generator>
  </office:meta>
</office:document-meta>
</file>